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9AAC9279BB8.png"/>
  <manifest:file-entry manifest:media-type="image/png" manifest:full-path="Pictures/10000201000007D00000075C70BED5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0319in" svg:y="2.9165in" svg:width="20.8335in" svg:height="25.7709in" draw:z-index="0"><draw:image xlink:href="Pictures/10000201000007D0000009AAC9279BB8.png" xlink:type="simple" xlink:show="embed" xlink:actuate="onLoad"/></draw:frame><draw:frame draw:style-name="fr1" draw:name="graphics2" text:anchor-type="paragraph" svg:x="23.6984in" svg:y="6.3335in" svg:width="20.8335in" svg:height="19.6252in" draw:z-index="1"><draw:image xlink:href="Pictures/10000201000007D00000075C70BED5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meta:document-statistic meta:table-count="0" meta:image-count="2" meta:object-count="0" meta:page-count="1" meta:paragraph-count="0" meta:word-count="0" meta:character-count="0"/>
    <dc:date>2011-10-20T15:04:57</dc:date>
    <meta:editing-duration>PT00H06M35S</meta:editing-duration>
    <meta:editing-cycles>1</meta:editing-cycles>
    <meta:generator>NeoOffice/3.1.2$Unix OpenOffice.org_project/Patch 9</meta:generator>
  </office:meta>
</office:document-meta>
</file>